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Lorem ipsum dolor sit amet, consectetur adipiscing elit, sed do eiusmod tempor incididunt ut labore et dolore magna aliqua. Pharetra magna ac placerat vestibulum lectus mauris ultrices. Ultrices sagittis orci a scelerisque. Eu ultrices vitae auctor eu augue ut lectus arcu. Sed faucibus turpis in eu mi bibendum. Arcu felis bibendum ut tristique et egestas. Amet mattis vulputate enim nulla. Orci sagittis eu volutpat odio facilisis. Morbi blandit cursus risus at ultrices mi tempus. Egestas fringilla phasellus faucibus scelerisque. Adipiscing commodo elit at imperdiet dui accumsan. Pellentesque massa placerat duis ultricies lacus sed turpis. A diam maecenas sed enim ut sem. Diam maecenas ultricies mi eget. Volutpat ac tincidunt vitae semper quis lectus. Egestas dui id ornare arcu odio ut sem. Felis donec et odio pellentesque.</text:p>
      <text:p text:style-name="Normal"/>
      <text:p text:style-name="Normal">At erat pellentesque adipiscing commodo elit. Sed euismod nisi porta lorem mollis aliquam ut porttitor leo. Odio tempor orci dapibus ultrices in iaculis nunc. Urna porttitor rhoncus dolor purus non enim praesent elementum facilisis. Duis ut diam quam nulla porttitor massa. Consequat ac felis donec et odio pellentesque diam volutpat commodo. Porta nibh venenatis cras sed felis. Tellus integer feugiat scelerisque varius. Egestas tellus rutrum tellus pellentesque eu tincidunt tortor aliquam nulla. Elementum tempus egestas sed sed risus pretium. Sed velit dignissim sodales ut eu sem.</text:p>
      <text:p text:style-name="Normal"/>
      <text:p text:style-name="Normal">Mattis enim ut tellus elementum sagittis vitae. Ultricies leo integer malesuada nunc vel risus commodo. Sit amet dictum sit amet justo donec enim. Risus quis varius quam quisque id diam vel. Auctor eu augue ut lectus arcu bibendum at varius vel. Pretium aenean pharetra magna ac placerat vestibulum lectus mauris ultrices. Sapien pellentesque habitant morbi tristique. Turpis massa tincidunt dui ut ornare lectus. Sagittis vitae et leo duis ut. Vulputate mi sit amet mauris commodo quis imperdiet massa tincidunt. Bibendum arcu vitae elementum curabitur vitae nunc. Tempor orci dapibus ultrices in iaculis nunc sed augue. Ultricies tristique nulla aliquet enim. Et malesuada fames ac turpis egestas sed tempus urna. Auctor eu augue ut lectus arcu bibendum at. Tortor at auctor urna nunc id cursus metus aliquam eleifend. Nulla facilisi cras fermentum odio eu feugiat pretium nibh ipsum. At risus viverra adipiscing at in tellus integer feugiat scelerisque. Velit euismod in pellentesque massa placerat duis ultricies. Eu facilisis sed odio morbi quis commodo odio aenean sed.</text:p>
      <text:p text:style-name="Normal"/>
      <text:p text:style-name="Normal">Tincidunt dui ut ornare lectus. Fermentum leo vel orci porta non pulvinar. Eget sit amet tellus cras adipiscing enim. Ipsum consequat nisl vel pretium lectus quam id leo in. Elit duis tristique sollicitudin nibh sit amet commodo nulla facilisi. Eu ultrices vitae auctor eu augue ut lectus. Quis viverra nibh cras pulvinar. Pharetra vel turpis nunc eget lorem dolor sed. Ipsum faucibus vitae aliquet nec. Facilisis gravida neque convallis a. At volutpat diam ut venenatis.</text:p>
      <text:p text:style-name="Normal"/>
      <text:p text:style-name="Normal">Vitae purus faucibus ornare suspendisse sed nisi lacus. Ante metus dictum at tempor commodo. Urna molestie at elementum eu facilisis sed odio. Metus dictum at tempor commodo ullamcorper a lacus. Netus et malesuada fames ac turpis. Felis donec et odio pellentesque diam volutpat. Turpis egestas pretium aenean pharetra. Urna id volutpat lacus laoreet non. Mauris rhoncus aenean vel elit scelerisque mauris. Aliquet nec ullamcorper sit amet risus. Pulvinar mattis nunc sed blandit libero volutpat sed cras.<text:s/><text:soft-page-break/>Urna nunc id cursus metus aliquam eleifend mi. Id velit ut tortor pretium viverra suspendisse potenti. Justo nec ultrices dui sapien eget mi proin sed. Et pharetra pharetra massa massa ultricies mi qui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ũ Đinh Anh</meta:initial-creator>
    <dc:creator>Vũ Đinh Anh</dc:creator>
    <meta:creation-date>2020-04-23T01:17:00Z</meta:creation-date>
    <dc:date>2020-04-23T01:17:00Z</dc:date>
    <meta:template xlink:href="Normal.dotm" xlink:type="simple"/>
    <meta:editing-cycles>2</meta:editing-cycles>
    <meta:editing-duration>PT0S</meta:editing-duration>
    <meta:document-statistic meta:page-count="2" meta:paragraph-count="7" meta:word-count="549" meta:character-count="3675" meta:row-count="26" meta:non-whitespace-character-count="3133"/>
  </office:meta>
</office:document-meta>
</file>